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319" officeooo:paragraph-rsid="000c7319"/>
    </style:style>
    <style:style style:name="P2" style:family="paragraph" style:parent-style-name="Standard">
      <style:text-properties officeooo:rsid="000e2960" officeooo:paragraph-rsid="000e2960"/>
    </style:style>
    <style:style style:name="P3" style:family="paragraph" style:parent-style-name="Standard">
      <style:text-properties officeooo:rsid="00445636" officeooo:paragraph-rsid="00445636"/>
    </style:style>
    <style:style style:name="P4" style:family="paragraph" style:parent-style-name="Standard">
      <style:text-properties officeooo:rsid="0067fa36" officeooo:paragraph-rsid="0067fa36"/>
    </style:style>
    <style:style style:name="P5" style:family="paragraph" style:parent-style-name="Standard">
      <style:text-properties officeooo:rsid="0078013c" officeooo:paragraph-rsid="0078013c"/>
    </style:style>
    <style:style style:name="P6" style:family="paragraph" style:parent-style-name="Standard">
      <style:text-properties fo:font-weight="bold" officeooo:rsid="0078013c" officeooo:paragraph-rsid="0078013c" style:font-weight-asian="bold" style:font-weight-complex="bold"/>
    </style:style>
    <style:style style:name="P7" style:family="paragraph" style:parent-style-name="Standard">
      <style:text-properties officeooo:rsid="008d8027" officeooo:paragraph-rsid="008d8027"/>
    </style:style>
    <style:style style:name="P8" style:family="paragraph" style:parent-style-name="Standard">
      <style:text-properties officeooo:rsid="0092b1e8" officeooo:paragraph-rsid="0092b1e8"/>
    </style:style>
    <style:style style:name="P9" style:family="paragraph" style:parent-style-name="Standard">
      <style:text-properties officeooo:rsid="0097e7eb" officeooo:paragraph-rsid="0097e7eb"/>
    </style:style>
    <style:style style:name="P10" style:family="paragraph" style:parent-style-name="Standard" style:list-style-name="L1">
      <style:text-properties officeooo:rsid="000c7319" officeooo:paragraph-rsid="000c7319"/>
    </style:style>
    <style:style style:name="P11" style:family="paragraph" style:parent-style-name="Standard" style:list-style-name="L3">
      <style:text-properties officeooo:rsid="002d0281" officeooo:paragraph-rsid="002d0281"/>
    </style:style>
    <style:style style:name="P12" style:family="paragraph" style:parent-style-name="Standard" style:list-style-name="L3">
      <style:text-properties officeooo:rsid="00648020" officeooo:paragraph-rsid="00648020"/>
    </style:style>
    <style:style style:name="P13" style:family="paragraph" style:parent-style-name="Standard" style:list-style-name="L3">
      <style:text-properties officeooo:rsid="007e498e" officeooo:paragraph-rsid="007e498e"/>
    </style:style>
    <style:style style:name="P14" style:family="paragraph" style:parent-style-name="Standard" style:list-style-name="L3">
      <style:text-properties officeooo:rsid="00b59c55" officeooo:paragraph-rsid="00b59c55"/>
    </style:style>
    <style:style style:name="P15" style:family="paragraph" style:parent-style-name="Standard" style:list-style-name="L3">
      <style:text-properties officeooo:rsid="00738dd3" officeooo:paragraph-rsid="00738dd3"/>
    </style:style>
    <style:style style:name="P16" style:family="paragraph" style:parent-style-name="Standard" style:list-style-name="L3">
      <style:text-properties officeooo:rsid="00aab23a" officeooo:paragraph-rsid="00aab23a"/>
    </style:style>
    <style:style style:name="P17" style:family="paragraph" style:parent-style-name="Standard" style:list-style-name="L3">
      <style:text-properties officeooo:rsid="00a9bd90" officeooo:paragraph-rsid="00a9bd90"/>
    </style:style>
    <style:style style:name="P18" style:family="paragraph" style:parent-style-name="Standard" style:list-style-name="L3">
      <style:text-properties officeooo:rsid="00a68549" officeooo:paragraph-rsid="00a68549"/>
    </style:style>
    <style:style style:name="P19" style:family="paragraph" style:parent-style-name="Standard" style:list-style-name="L3">
      <style:text-properties officeooo:rsid="00b55e3c" officeooo:paragraph-rsid="00b55e3c"/>
    </style:style>
    <style:style style:name="P20" style:family="paragraph" style:parent-style-name="Standard" style:list-style-name="L3">
      <style:text-properties fo:font-weight="normal" officeooo:rsid="0051c232" officeooo:paragraph-rsid="0051c232" style:font-weight-asian="normal" style:font-weight-complex="normal"/>
    </style:style>
    <style:style style:name="P21" style:family="paragraph" style:parent-style-name="Standard" style:list-style-name="L6">
      <style:text-properties fo:font-weight="normal" officeooo:rsid="00bef6d1" officeooo:paragraph-rsid="00bef6d1" style:font-weight-asian="normal" style:font-weight-complex="normal"/>
    </style:style>
    <style:style style:name="P22" style:family="paragraph" style:parent-style-name="Standard" style:list-style-name="L6">
      <style:text-properties fo:font-weight="normal" officeooo:rsid="00bef6d1" officeooo:paragraph-rsid="00c4da51" style:font-weight-asian="normal" style:font-weight-complex="normal"/>
    </style:style>
    <style:style style:name="P23" style:family="paragraph" style:parent-style-name="Standard" style:list-style-name="L6">
      <style:text-properties fo:font-weight="normal" officeooo:rsid="00bef6d1" officeooo:paragraph-rsid="00c74c22" style:font-weight-asian="normal" style:font-weight-complex="normal"/>
    </style:style>
    <style:style style:name="P24" style:family="paragraph" style:parent-style-name="Standard">
      <style:text-properties fo:font-weight="normal" officeooo:rsid="00bef6d1" officeooo:paragraph-rsid="00c74c22" style:font-weight-asian="normal" style:font-weight-complex="normal"/>
    </style:style>
    <style:style style:name="P25" style:family="paragraph" style:parent-style-name="Standard">
      <style:text-properties fo:font-weight="normal" officeooo:rsid="00d22942" officeooo:paragraph-rsid="00d22942" style:font-weight-asian="normal" style:font-weight-complex="normal"/>
    </style:style>
    <style:style style:name="P26" style:family="paragraph" style:parent-style-name="Standard" style:list-style-name="L3">
      <style:text-properties officeooo:rsid="00419939" officeooo:paragraph-rsid="00419939"/>
    </style:style>
    <style:style style:name="P27" style:family="paragraph" style:parent-style-name="Standard" style:list-style-name="L3">
      <style:text-properties officeooo:rsid="0013da6f" officeooo:paragraph-rsid="0013da6f"/>
    </style:style>
    <style:style style:name="P28" style:family="paragraph" style:parent-style-name="Standard" style:list-style-name="L3">
      <style:text-properties officeooo:rsid="006bc269" officeooo:paragraph-rsid="006bc269"/>
    </style:style>
    <style:style style:name="P29" style:family="paragraph" style:parent-style-name="Standard" style:list-style-name="L3">
      <style:text-properties officeooo:rsid="00b2c9f7" officeooo:paragraph-rsid="00b2c9f7"/>
    </style:style>
    <style:style style:name="P30" style:family="paragraph" style:parent-style-name="Standard" style:list-style-name="L3">
      <style:text-properties officeooo:rsid="008efb6f" officeooo:paragraph-rsid="008efb6f"/>
    </style:style>
    <style:style style:name="P31" style:family="paragraph" style:parent-style-name="Standard" style:list-style-name="L3">
      <style:text-properties officeooo:rsid="00196dbf" officeooo:paragraph-rsid="00196dbf"/>
    </style:style>
    <style:style style:name="P32" style:family="paragraph" style:parent-style-name="Standard" style:list-style-name="L3">
      <style:text-properties officeooo:rsid="009c0546" officeooo:paragraph-rsid="009c0546"/>
    </style:style>
    <style:style style:name="P33" style:family="paragraph" style:parent-style-name="Standard" style:list-style-name="L3">
      <style:text-properties style:text-line-through-style="solid" style:text-line-through-type="single" officeooo:rsid="009de6fe" officeooo:paragraph-rsid="009de6fe"/>
    </style:style>
    <style:style style:name="P34" style:family="paragraph" style:parent-style-name="Standard" style:list-style-name="L3">
      <style:text-properties style:text-line-through-style="solid" style:text-line-through-type="single" officeooo:rsid="009e2391" officeooo:paragraph-rsid="009e2391"/>
    </style:style>
    <style:style style:name="P35" style:family="paragraph" style:parent-style-name="Standard" style:list-style-name="L6">
      <style:text-properties style:text-line-through-style="solid" style:text-line-through-type="single" fo:font-weight="normal" officeooo:rsid="00c08113" officeooo:paragraph-rsid="00c08113" style:font-weight-asian="normal" style:font-weight-complex="normal"/>
    </style:style>
    <style:style style:name="P36" style:family="paragraph" style:parent-style-name="Standard" style:list-style-name="L6">
      <style:text-properties style:text-line-through-style="solid" style:text-line-through-type="single" fo:font-weight="normal" officeooo:rsid="00c24bcd" officeooo:paragraph-rsid="00c24bcd" style:font-weight-asian="normal" style:font-weight-complex="normal"/>
    </style:style>
    <style:style style:name="P37" style:family="paragraph" style:parent-style-name="Standard" style:list-style-name="L3">
      <style:text-properties officeooo:rsid="000e2960" officeooo:paragraph-rsid="000e2960"/>
    </style:style>
    <style:style style:name="P38" style:family="paragraph" style:parent-style-name="Standard" style:list-style-name="L3">
      <style:text-properties officeooo:rsid="001277de" officeooo:paragraph-rsid="001277de"/>
    </style:style>
    <style:style style:name="P39" style:family="paragraph" style:parent-style-name="Standard" style:list-style-name="L3">
      <style:text-properties officeooo:rsid="00155f43" officeooo:paragraph-rsid="00155f43"/>
    </style:style>
    <style:style style:name="P40" style:family="paragraph" style:parent-style-name="Standard" style:list-style-name="L3">
      <style:text-properties officeooo:rsid="0021e1ce" officeooo:paragraph-rsid="0021e1ce"/>
    </style:style>
    <style:style style:name="P41" style:family="paragraph" style:parent-style-name="Standard" style:list-style-name="L3">
      <style:text-properties officeooo:rsid="00223d81" officeooo:paragraph-rsid="00223d81"/>
    </style:style>
    <style:style style:name="P42" style:family="paragraph" style:parent-style-name="Standard" style:list-style-name="L3">
      <style:text-properties officeooo:rsid="00ada1c5" officeooo:paragraph-rsid="00ada1c5"/>
    </style:style>
    <style:style style:name="P43" style:family="paragraph" style:parent-style-name="Standard" style:list-style-name="L3">
      <style:text-properties officeooo:rsid="00aff5fe" officeooo:paragraph-rsid="00aff5fe"/>
    </style:style>
    <style:style style:name="P44" style:family="paragraph" style:parent-style-name="Standard" style:list-style-name="L3">
      <style:text-properties officeooo:rsid="00b016ae" officeooo:paragraph-rsid="00b016ae"/>
    </style:style>
    <style:style style:name="P45" style:family="paragraph" style:parent-style-name="Standard" style:list-style-name="L3">
      <style:text-properties officeooo:rsid="007215b2" officeooo:paragraph-rsid="007215b2"/>
    </style:style>
    <style:style style:name="P46" style:family="paragraph" style:parent-style-name="Standard" style:list-style-name="L3">
      <style:text-properties officeooo:rsid="002421a2" officeooo:paragraph-rsid="002421a2"/>
    </style:style>
    <style:style style:name="P47" style:family="paragraph" style:parent-style-name="Standard" style:list-style-name="L3">
      <style:text-properties officeooo:rsid="00a8c4a2" officeooo:paragraph-rsid="00a8c4a2"/>
    </style:style>
    <style:style style:name="P48" style:family="paragraph" style:parent-style-name="Standard" style:list-style-name="L3">
      <style:text-properties officeooo:rsid="0028e16a" officeooo:paragraph-rsid="0028e16a"/>
    </style:style>
    <style:style style:name="P49" style:family="paragraph" style:parent-style-name="Standard" style:list-style-name="L3">
      <style:text-properties officeooo:rsid="0067fa36" officeooo:paragraph-rsid="0067fa36"/>
    </style:style>
    <style:style style:name="P50" style:family="paragraph" style:parent-style-name="Standard" style:list-style-name="L4">
      <style:text-properties fo:font-weight="bold" officeooo:rsid="0078013c" officeooo:paragraph-rsid="0078013c" style:font-weight-asian="bold" style:font-weight-complex="bold"/>
    </style:style>
    <style:style style:name="P51" style:family="paragraph" style:parent-style-name="Standard">
      <style:text-properties fo:font-weight="bold" officeooo:rsid="00bef6d1" officeooo:paragraph-rsid="00bef6d1" style:font-weight-asian="bold" style:font-weight-complex="bold"/>
    </style:style>
    <style:style style:name="P52" style:family="paragraph" style:parent-style-name="Standard" style:list-style-name="L4">
      <style:text-properties officeooo:rsid="0079560a" officeooo:paragraph-rsid="0079560a"/>
    </style:style>
    <style:style style:name="P53" style:family="paragraph" style:parent-style-name="Standard" style:list-style-name="L4">
      <style:text-properties officeooo:rsid="007a9381" officeooo:paragraph-rsid="007a9381"/>
    </style:style>
    <style:style style:name="P54" style:family="paragraph" style:parent-style-name="Standard" style:list-style-name="L4">
      <style:text-properties officeooo:rsid="008890e7" officeooo:paragraph-rsid="008890e7"/>
    </style:style>
    <style:style style:name="P55" style:family="paragraph" style:parent-style-name="Standard" style:list-style-name="L4">
      <style:text-properties officeooo:rsid="0089de5e" officeooo:paragraph-rsid="0089de5e"/>
    </style:style>
    <style:style style:name="P56" style:family="paragraph" style:parent-style-name="Standard" style:list-style-name="L4">
      <style:text-properties officeooo:rsid="007c3c9b" officeooo:paragraph-rsid="007c3c9b"/>
    </style:style>
    <style:style style:name="P57" style:family="paragraph" style:parent-style-name="Standard" style:list-style-name="L4">
      <style:text-properties officeooo:rsid="007f77b2" officeooo:paragraph-rsid="007f77b2"/>
    </style:style>
    <style:style style:name="P58" style:family="paragraph" style:parent-style-name="Standard" style:list-style-name="L4">
      <style:text-properties officeooo:rsid="008640d8" officeooo:paragraph-rsid="008640d8"/>
    </style:style>
    <style:style style:name="P59" style:family="paragraph" style:parent-style-name="Standard" style:list-style-name="L4">
      <style:text-properties officeooo:rsid="00847165" officeooo:paragraph-rsid="00847165"/>
    </style:style>
    <style:style style:name="P60" style:family="paragraph" style:parent-style-name="Standard" style:list-style-name="L4">
      <style:text-properties officeooo:rsid="0082a3a6" officeooo:paragraph-rsid="0082a3a6"/>
    </style:style>
    <style:style style:name="P61" style:family="paragraph" style:parent-style-name="Standard" style:list-style-name="L4">
      <style:text-properties officeooo:rsid="008ea53d" officeooo:paragraph-rsid="008ea53d"/>
    </style:style>
    <style:style style:name="P62" style:family="paragraph" style:parent-style-name="Standard" style:list-style-name="L4">
      <style:text-properties officeooo:rsid="0092af25" officeooo:paragraph-rsid="0092af25"/>
    </style:style>
    <style:style style:name="P63" style:family="paragraph" style:parent-style-name="Standard" style:list-style-name="L4">
      <style:text-properties officeooo:rsid="0092b1e8" officeooo:paragraph-rsid="0092b1e8"/>
    </style:style>
    <style:style style:name="P64" style:family="paragraph" style:parent-style-name="Standard" style:list-style-name="L5">
      <style:text-properties officeooo:rsid="0097e7eb" officeooo:paragraph-rsid="0097e7eb"/>
    </style:style>
    <style:style style:name="P65" style:family="paragraph" style:parent-style-name="Standard" style:list-style-name="L5">
      <style:text-properties officeooo:rsid="0097e7eb" officeooo:paragraph-rsid="009a6063"/>
    </style:style>
    <style:style style:name="P66" style:family="paragraph" style:parent-style-name="Standard" style:list-style-name="L5">
      <style:text-properties officeooo:rsid="009a6063" officeooo:paragraph-rsid="009a6063"/>
    </style:style>
    <style:style style:name="P67" style:family="paragraph" style:parent-style-name="Standard" style:list-style-name="L5">
      <style:text-properties officeooo:rsid="009b6ae2" officeooo:paragraph-rsid="009b6ae2"/>
    </style:style>
    <style:style style:name="P68" style:family="paragraph" style:parent-style-name="Standard" style:list-style-name="L3">
      <style:text-properties officeooo:rsid="00b95259" officeooo:paragraph-rsid="00b95259"/>
    </style:style>
    <style:style style:name="P69" style:family="paragraph" style:parent-style-name="Standard" style:list-style-name="L3">
      <style:text-properties officeooo:rsid="00bb87c5" officeooo:paragraph-rsid="00bb87c5"/>
    </style:style>
    <style:style style:name="P70" style:family="paragraph" style:parent-style-name="Standard" style:list-style-name="L3">
      <style:text-properties officeooo:rsid="00bc8a2d" officeooo:paragraph-rsid="00bc8a2d"/>
    </style:style>
    <style:style style:name="P71" style:family="paragraph" style:parent-style-name="Standard" style:list-style-name="L3">
      <style:text-properties officeooo:rsid="00c8f1b6" officeooo:paragraph-rsid="00c8f1b6"/>
    </style:style>
    <style:style style:name="P72" style:family="paragraph" style:parent-style-name="Standard" style:list-style-name="L2">
      <style:text-properties officeooo:rsid="00cb0c3d" officeooo:paragraph-rsid="00cb0c3d"/>
    </style:style>
    <style:style style:name="P73" style:family="paragraph" style:parent-style-name="Standard" style:list-style-name="L2">
      <style:text-properties officeooo:rsid="00d2d839" officeooo:paragraph-rsid="00d2d839"/>
    </style:style>
    <style:style style:name="P74" style:family="paragraph" style:parent-style-name="Standard" style:list-style-name="L2">
      <style:text-properties officeooo:rsid="00d5abbe" officeooo:paragraph-rsid="00d5abbe"/>
    </style:style>
    <style:style style:name="T1" style:family="text">
      <style:text-properties officeooo:rsid="0016c6bd"/>
    </style:style>
    <style:style style:name="T2" style:family="text">
      <style:text-properties officeooo:rsid="00449f44"/>
    </style:style>
    <style:style style:name="T3" style:family="text">
      <style:text-properties officeooo:rsid="00774102"/>
    </style:style>
    <style:style style:name="T4" style:family="text">
      <style:text-properties officeooo:rsid="007c3054"/>
    </style:style>
    <style:style style:name="T5" style:family="text">
      <style:text-properties style:text-line-through-style="solid" style:text-line-through-type="single"/>
    </style:style>
    <style:style style:name="T6" style:family="text">
      <style:text-properties style:text-line-through-style="solid" style:text-line-through-type="single" officeooo:rsid="004245cb"/>
    </style:style>
    <style:style style:name="T7" style:family="text">
      <style:text-properties officeooo:rsid="0081325d"/>
    </style:style>
    <style:style style:name="T8" style:family="text">
      <style:text-properties officeooo:rsid="00815bca"/>
    </style:style>
    <style:style style:name="T9" style:family="text">
      <style:text-properties officeooo:rsid="008efb6f"/>
    </style:style>
    <style:style style:name="T10" style:family="text">
      <style:text-properties officeooo:rsid="008f4a4e"/>
    </style:style>
    <style:style style:name="T11" style:family="text">
      <style:text-properties officeooo:rsid="0094a743"/>
    </style:style>
    <style:style style:name="T12" style:family="text">
      <style:text-properties officeooo:rsid="00969009"/>
    </style:style>
    <style:style style:name="T13" style:family="text">
      <style:text-properties officeooo:rsid="00a745ac"/>
    </style:style>
    <style:style style:name="T14" style:family="text">
      <style:text-properties officeooo:rsid="00ae9b67"/>
    </style:style>
    <style:style style:name="T15" style:family="text">
      <style:text-properties officeooo:rsid="00b55e3c"/>
    </style:style>
    <style:style style:name="T16" style:family="text">
      <style:text-properties officeooo:rsid="00bdb99e"/>
    </style:style>
    <style:style style:name="T17" style:family="text">
      <style:text-properties officeooo:rsid="00c23b0b"/>
    </style:style>
    <style:style style:name="T18" style:family="text">
      <style:text-properties officeooo:rsid="00c4785c"/>
    </style:style>
    <style:style style:name="T19" style:family="text">
      <style:text-properties officeooo:rsid="00ccf61a"/>
    </style:style>
    <style:style style:name="T20" style:family="text">
      <style:text-properties officeooo:rsid="00ce562e"/>
    </style:style>
    <style:style style:name="T21" style:family="text">
      <style:text-properties officeooo:rsid="00cfa8ac"/>
    </style:style>
    <style:style style:name="T22" style:family="text">
      <style:text-properties officeooo:rsid="00d238f6"/>
    </style:style>
    <style:style style:name="T23" style:family="text">
      <style:text-properties officeooo:rsid="00d765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racing</text:p>
      <text:list xml:id="list499846234699236503" text:style-name="L1">
        <text:list-item>
          <text:p text:style-name="P10">Paraxial Ray Tracing</text:p>
        </text:list-item>
        <text:list-item>
          <text:p text:style-name="P10">Real Ray Tracing</text:p>
        </text:list-item>
        <text:list-item>
          <text:p text:style-name="P10">Aberration Determination</text:p>
        </text:list-item>
      </text:list>
      <text:p text:style-name="P1"/>
      <text:p text:style-name="P3">BUGS</text:p>
      <text:list xml:id="list4506766043573033057" text:style-name="L2">
        <text:list-item>
          <text:p text:style-name="P72">image solve incorrect for finite objects</text:p>
        </text:list-item>
        <text:list-item>
          <text:p text:style-name="P73">visualize plot axes dont take into account decenters or tilts</text:p>
        </text:list-item>
        <text:list-item>
          <text:p text:style-name="P74">visualization is incorrect for lens with 2 different decenters on each surface</text:p>
        </text:list-item>
      </text:list>
      <text:p text:style-name="P1"/>
      <text:p text:style-name="P2">TODO:</text:p>
      <text:list xml:id="list3266679195610614805" text:style-name="L3">
        <text:list-item>
          <text:p text:style-name="P71">jones matrices</text:p>
        </text:list-item>
        <text:list-item>
          <text:p text:style-name="P71"/>
        </text:list-item>
        <text:list-item>
          <text:p text:style-name="P69">notebooks: lens entry and visualization, basic analysis, optimization, wavefront and zernike analysis</text:p>
        </text:list-item>
        <text:list-item>
          <text:p text:style-name="P70">surface should have prettier print info</text:p>
        </text:list-item>
        <text:list-item>
          <text:p text:style-name="P11">write a test module that runs absolutely every function from every module for error checking</text:p>
        </text:list-item>
        <text:list-item>
          <text:p text:style-name="P12">add rotation matrix attribute to <text:span text:style-name="T23">lens </text:span>class – <text:span text:style-name="T23">write surface type coordinate shift</text:span></text:p>
        </text:list-item>
        <text:list-item>
          <text:p text:style-name="P13">change refract and transfer classes into separate modules</text:p>
          <text:list>
            <text:list-item>
              <text:p text:style-name="P14">break class methods into functions based on surface types</text:p>
            </text:list-item>
          </text:list>
        </text:list-item>
        <text:list-item>
          <text:p text:style-name="P15">interferograms</text:p>
        </text:list-item>
        <text:list-item>
          <text:p text:style-name="P16">add fixed_semi_aperture boolean to surface class</text:p>
          <text:list>
            <text:list-item>
              <text:p text:style-name="P16">vignetting analysis</text:p>
            </text:list-item>
          </text:list>
        </text:list-item>
        <text:list-item>
          <text:p text:style-name="P17">ray-splitting</text:p>
        </text:list-item>
        <text:list-item>
          <text:p text:style-name="P18">coating class</text:p>
          <text:list>
            <text:list-item>
              <text:p text:style-name="P18">ability to define material and <text:span text:style-name="T13">corresponding coating</text:span></text:p>
            </text:list-item>
            <text:list-item>
              <text:p text:style-name="P19">eventually – coating optimization (separate program?)</text:p>
            </text:list-item>
          </text:list>
        </text:list-item>
        <text:list-item>
          <text:p text:style-name="P20">add ray-aiming, or calculation of real entrance pupil po<text:span text:style-name="T15">s</text:span>sition</text:p>
        </text:list-item>
        <text:list-item>
          <text:p text:style-name="P26"><text:span text:style-name="T5">figure out how to call update paraxial whenever R,t,n,wave,field,aperture,</text:span><text:span text:style-name="T6">field/ap type, prim_wave</text:span><text:span text:style-name="T5"> changes</text:span></text:p>
        </text:list-item>
        <text:list-item>
          <text:p text:style-name="P27">aspheric aberrations determination</text:p>
        </text:list-item>
        <text:list-item>
          <text:p text:style-name="P28">add concentric grid distribution</text:p>
        </text:list-item>
        <text:list-item>
          <text:p text:style-name="P29">add air material (i.e. index 1 at all wavelengths) to material class</text:p>
        </text:list-item>
        <text:list-item>
          <text:p text:style-name="P30">Optimizer</text:p>
          <text:list>
            <text:list-item>
              <text:p text:style-name="P31">add contraints in op<text:span text:style-name="T9">erand class</text:span></text:p>
            </text:list-item>
            <text:list-item>
              <text:p text:style-name="P30">add all possible operands</text:p>
              <text:list>
                <text:list-item>
                  <text:p text:style-name="P32">zernikes (piston, tip/tilt, etc.)</text:p>
                </text:list-item>
                <text:list-item>
                  <text:p text:style-name="P33">ray trace</text:p>
                  <text:list>
                    <text:list-item>
                      <text:p text:style-name="P33">x, y, z position</text:p>
                    </text:list-item>
                    <text:list-item>
                      <text:p text:style-name="P33">K,L,M value</text:p>
                    </text:list-item>
                  </text:list>
                </text:list-item>
                <text:list-item>
                  <text:p text:style-name="P34">radius less than</text:p>
                </text:list-item>
                <text:list-item>
                  <text:p text:style-name="P34">radius greater than</text:p>
                </text:list-item>
                <text:list-item>
                  <text:p text:style-name="P34">thickness less than</text:p>
                </text:list-item>
                <text:list-item>
                  <text:p text:style-name="P34">thickness greater than</text:p>
                </text:list-item>
              </text:list>
            </text:list-item>
            <text:list-item>
              <text:p text:style-name="P30">add OPD calculation <text:span text:style-name="T10">in analysis, then add to operand</text:span></text:p>
            </text:list-item>
          </text:list>
        </text:list-item>
        <text:list-item>
          <text:p text:style-name="P37"><text:soft-page-break/>spot diagram through focus</text:p>
        </text:list-item>
        <text:list-item>
          <text:p text:style-name="P37">mtf (fft, huygens, geometric)</text:p>
        </text:list-item>
        <text:list-item>
          <text:p text:style-name="P37">psf (fft, huygens)</text:p>
        </text:list-item>
        <text:list-item>
          <text:p text:style-name="P37">encircled energy <text:span text:style-name="T2">(need PSF)</text:span></text:p>
        </text:list-item>
        <text:list-item>
          <text:p text:style-name="P68">Strehl Ratio</text:p>
        </text:list-item>
        <text:list-item>
          <text:p text:style-name="P37">field curvature and distortion</text:p>
        </text:list-item>
        <text:list-item>
          <text:p text:style-name="P38">plot3D</text:p>
        </text:list-item>
        <text:list-item>
          <text:p text:style-name="P39">make aberration functions more python<text:span text:style-name="T1">ic</text:span></text:p>
        </text:list-item>
        <text:list-item>
          <text:p text:style-name="P40">grid distortion</text:p>
        </text:list-item>
        <text:list-item>
          <text:p text:style-name="P41">tracing tilted surfaces</text:p>
        </text:list-item>
        <text:list-item>
          <text:p text:style-name="P41">tracing decentered surfaces</text:p>
        </text:list-item>
        <text:list-item>
          <text:p text:style-name="P41">tolerancing</text:p>
          <text:list>
            <text:list-item>
              <text:p text:style-name="P42">monte carlo – choose random selection of aberrations in variables, then evaluate operand<text:span text:style-name="T14">(s) and determine if it passes some criteria</text:span></text:p>
            </text:list-item>
            <text:list-item>
              <text:p text:style-name="P43">min/max analysis – show sensitivities of all variables</text:p>
            </text:list-item>
            <text:list-item>
              <text:p text:style-name="P44">add deoptimizer to end of optimization scheme</text:p>
            </text:list-item>
          </text:list>
        </text:list-item>
        <text:list-item>
          <text:p text:style-name="P45">multiple configurations</text:p>
        </text:list-item>
        <text:list-item>
          <text:p text:style-name="P46">add decenter and tilt properties to surfaces</text:p>
        </text:list-item>
        <text:list-item>
          <text:p text:style-name="P47">non-sequential ray tracing</text:p>
        </text:list-item>
        <text:list-item>
          <text:p text:style-name="P48">make printing of info prettier. Add print for any common function, e.g. aberrations</text:p>
        </text:list-item>
        <text:list-item>
          <text:p text:style-name="P49">gaussian propagation, <text:span text:style-name="T3">and other laser properties</text:span></text:p>
        </text:list-item>
      </text:list>
      <text:p text:style-name="P4"/>
      <text:p text:style-name="P51">Steps to add tilt/decenter tracing</text:p>
      <text:p text:style-name="P51"/>
      <text:list xml:id="list449939105946136906" text:style-name="L6">
        <text:list-item>
          <text:p text:style-name="P21"><text:span text:style-name="T5">add tilt/decenter attribute to surface class</text:span></text:p>
        </text:list-item>
        <text:list-item>
          <text:p text:style-name="P35">in trace, <text:span text:style-name="T17">run method, if decenter or tilt present, run transform. Then undo after transfer/refraction</text:span></text:p>
        </text:list-item>
        <text:list-item>
          <text:p text:style-name="P36">visualize – in draw_surface, add decenter/tilt if it exists</text:p>
          <text:list>
            <text:list-item>
              <text:p text:style-name="P36">add method for decenter, <text:span text:style-name="T22">shift_ray and shift_surface</text:span></text:p>
            </text:list-item>
            <text:list-item>
              <text:p text:style-name="P36">add method for tilt, <text:span text:style-name="T22">rotate_ray, rotate_surface</text:span></text:p>
            </text:list-item>
          </text:list>
        </text:list-item>
        <text:list-item>
          <text:p text:style-name="P21">coordinate shift surface type</text:p>
          <text:list>
            <text:list-item>
              <text:p text:style-name="P22">add 3D matrix that represents the rotation matrix at every surface – <text:span text:style-name="T18">lens attribute</text:span></text:p>
              <text:list>
                <text:list-item>
                  <text:p text:style-name="P22">This should be updated whenever add_surface is called</text:p>
                </text:list-item>
              </text:list>
            </text:list-item>
          </text:list>
        </text:list-item>
        <text:list-item>
          <text:p text:style-name="P23">add a 2D matrix which represents the xyz shift</text:p>
        </text:list-item>
      </text:list>
      <text:p text:style-name="P24"/>
      <text:p text:style-name="P25">Logic for transform, raytrace</text:p>
      <text:p text:style-name="P24">- <text:span text:style-name="T21">define initial ray (y0=1)</text:span></text:p>
      <text:p text:style-name="P24">- <text:span text:style-name="T19">if surface to which I transfer has tilt/decenter, transform ray (y1=0)</text:span></text:p>
      <text:p text:style-name="P24">- <text:span text:style-name="T19">transfer ray</text:span></text:p>
      <text:p text:style-name="P24">- <text:span text:style-name="T20">untransform the ray (y1=1)</text:span></text:p>
      <text:p text:style-name="P24">- <text:span text:style-name="T20">if surface at which I refract has tilt/decenter, transform ray (y2=0)</text:span></text:p>
      <text:p text:style-name="P24">- <text:span text:style-name="T20">refract ray</text:span></text:p>
      <text:p text:style-name="P24">- <text:span text:style-name="T20">untransform the ray (y2=1)</text:span></text:p>
      <text:p text:style-name="P24"/>
      <text:p text:style-name="P4"/>
      <text:p text:style-name="P6">Optimizer Explained</text:p>
      <text:p text:style-name="P5"/>
      <text:p text:style-name="P5"><text:soft-page-break/>Classes:</text:p>
      <text:p text:style-name="P5"/>
      <text:list xml:id="list4284037346236493113" text:style-name="L4">
        <text:list-item>
          <text:p text:style-name="P50">Operand</text:p>
          <text:list>
            <text:list-item>
              <text:p text:style-name="P52">Attributes:</text:p>
              <text:list>
                <text:list-item>
                  <text:p text:style-name="P52">number – 0 to N, which operand of the operand list</text:p>
                </text:list-item>
                <text:list-item>
                  <text:p text:style-name="P52">lens – to which lens system this operand is applied</text:p>
                </text:list-item>
                <text:list-item>
                  <text:p text:style-name="P52">type – the type of operand (e.g. Seidel sum or focal length)</text:p>
                </text:list-item>
                <text:list-item>
                  <text:p text:style-name="P53">target – the target value for the operands</text:p>
                </text:list-item>
                <text:list-item>
                  <text:p text:style-name="P53">weight – <text:span text:style-name="T16">float</text:span>, the weight to apply during optimization</text:p>
                </text:list-item>
                <text:list-item>
                  <text:p text:style-name="P53">**<text:span text:style-name="T4">kwargs – additional arguments required for operand (e.g. tracing operands require pupil and field coordinates)</text:span></text:p>
                </text:list-item>
              </text:list>
            </text:list-item>
            <text:list-item>
              <text:p text:style-name="P54">Properties</text:p>
              <text:list>
                <text:list-item>
                  <text:p text:style-name="P55">value</text:p>
                </text:list-item>
              </text:list>
            </text:list-item>
            <text:list-item>
              <text:p text:style-name="P54">Methods</text:p>
              <text:list>
                <text:list-item>
                  <text:p text:style-name="P55">fun</text:p>
                </text:list-item>
              </text:list>
            </text:list-item>
          </text:list>
        </text:list-item>
        <text:list-item>
          <text:p text:style-name="P50">Variable</text:p>
          <text:list>
            <text:list-item>
              <text:p text:style-name="P56">Attributes:</text:p>
              <text:list>
                <text:list-item>
                  <text:p text:style-name="P56">number – 0 to N, which operand of the variable list</text:p>
                </text:list-item>
                <text:list-item>
                  <text:p text:style-name="P57">lens – to which lens this variable is relevant</text:p>
                </text:list-item>
                <text:list-item>
                  <text:p text:style-name="P57">type – the type of variable (e.g. index or radius)</text:p>
                </text:list-item>
                <text:list-item>
                  <text:p text:style-name="P57">**<text:span text:style-name="T7">kwargs – additional arguments required for variable (e.g. surface number or coefficient number)</text:span></text:p>
                </text:list-item>
              </text:list>
            </text:list-item>
            <text:list-item>
              <text:p text:style-name="P58">Properties</text:p>
              <text:list>
                <text:list-item>
                  <text:p text:style-name="P58">value</text:p>
                </text:list-item>
                <text:list-item>
                  <text:p text:style-name="P58">bounds</text:p>
                </text:list-item>
              </text:list>
            </text:list-item>
            <text:list-item>
              <text:p text:style-name="P59">Methods</text:p>
              <text:list>
                <text:list-item>
                  <text:p text:style-name="P59">update</text:p>
                </text:list-item>
              </text:list>
            </text:list-item>
          </text:list>
        </text:list-item>
        <text:list-item>
          <text:p text:style-name="P50">Merit</text:p>
          <text:list>
            <text:list-item>
              <text:p text:style-name="P52">Consists of a list of operands and a <text:span text:style-name="T8">list of variables</text:span></text:p>
            </text:list-item>
            <text:list-item>
              <text:p text:style-name="P60">Attributes:</text:p>
              <text:list>
                <text:list-item>
                  <text:p text:style-name="P60">num_ops – number of operands</text:p>
                </text:list-item>
                <text:list-item>
                  <text:p text:style-name="P60">num_vars – number of variables</text:p>
                </text:list-item>
                <text:list-item>
                  <text:p text:style-name="P60">ops – list of operands, each of which is an operand object</text:p>
                </text:list-item>
                <text:list-item>
                  <text:p text:style-name="P60">vars – list of variables, each of which is a variable object</text:p>
                </text:list-item>
              </text:list>
            </text:list-item>
          </text:list>
        </text:list-item>
      </text:list>
      <text:p text:style-name="P7"/>
      <text:p text:style-name="P7">Functions:</text:p>
      <text:p text:style-name="P5"/>
      <text:list xml:id="list115522919325280" text:continue-numbering="true" text:style-name="L4">
        <text:list-item>
          <text:p text:style-name="P50">Optimize</text:p>
          <text:list>
            <text:list-item>
              <text:p text:style-name="P61">Uses minimization function “minimize” from scipy.optimize to optimize a lens system based on a defined merit object, which defines variables and operands to be used for optimization. <text:span text:style-name="T12">The optimize function permanently acts on defined system variables during processing. This means that variables will be modified during the optimization process and will remain so even after optimization ceases. Note that variable values will be modified whether or not the optimization converges.</text:span></text:p>
            </text:list-item>
            <text:list-item>
              <text:p text:style-name="P62">Inputs – merit function object, i.e. an instance of the merit class</text:p>
            </text:list-item>
            <text:list-item>
              <text:p text:style-name="P63"><text:soft-page-break/>Ouputs – OptimizeResult object, which contains information about the optimization, as defined in scipy documentation for class scipy.optimize.OptimizeResult (<text:a xlink:type="simple" xlink:href="https://docs.scipy.org/doc/scipy-0.14.0/reference/generated/scipy.optimize.OptimizeResult.html#scipy.optimize.OptimizeResult" text:style-name="Internet_20_link" text:visited-style-name="Visited_20_Internet_20_Link"><text:span text:style-name="T11">https://docs.scipy.org/doc/scipy-0.14.0/reference/generated/scipy.optimize.OptimizeResult.html#scipy.optimize.OptimizeResult</text:span></text:a>)</text:p>
            </text:list-item>
          </text:list>
        </text:list-item>
      </text:list>
      <text:p text:style-name="P8"/>
      <text:p text:style-name="P9">Operands Defined</text:p>
      <text:p text:style-name="P9"/>
      <text:list xml:id="list6189204193708165432" text:style-name="L5">
        <text:list-item>
          <text:p text:style-name="P64">f1</text:p>
          <text:list>
            <text:list-item>
              <text:p text:style-name="P66">Summary – </text:p>
            </text:list-item>
            <text:list-item>
              <text:p text:style-name="P66">Required Inputs – </text:p>
            </text:list-item>
          </text:list>
        </text:list-item>
        <text:list-item>
          <text:p text:style-name="P65">f2</text:p>
          <text:list>
            <text:list-item>
              <text:p text:style-name="P66">Summary – </text:p>
            </text:list-item>
            <text:list-item>
              <text:p text:style-name="P66">Required Inputs – </text:p>
            </text:list-item>
          </text:list>
        </text:list-item>
        <text:list-item>
          <text:p text:style-name="P65">F1</text:p>
          <text:list>
            <text:list-item>
              <text:p text:style-name="P66">Summary – </text:p>
            </text:list-item>
            <text:list-item>
              <text:p text:style-name="P66">Required Inputs – </text:p>
            </text:list-item>
          </text:list>
        </text:list-item>
        <text:list-item>
          <text:p text:style-name="P65">F2</text:p>
          <text:list>
            <text:list-item>
              <text:p text:style-name="P66">Summary – </text:p>
            </text:list-item>
            <text:list-item>
              <text:p text:style-name="P66">Required Inputs – </text:p>
            </text:list-item>
          </text:list>
        </text:list-item>
        <text:list-item>
          <text:p text:style-name="P65">P1</text:p>
          <text:list>
            <text:list-item>
              <text:p text:style-name="P66">Summary – </text:p>
            </text:list-item>
            <text:list-item>
              <text:p text:style-name="P66">Required Inputs – </text:p>
            </text:list-item>
          </text:list>
        </text:list-item>
        <text:list-item>
          <text:p text:style-name="P65">P2</text:p>
          <text:list>
            <text:list-item>
              <text:p text:style-name="P66">Summary – </text:p>
            </text:list-item>
            <text:list-item>
              <text:p text:style-name="P66">Required Inputs – </text:p>
            </text:list-item>
          </text:list>
        </text:list-item>
        <text:list-item>
          <text:p text:style-name="P65">N1</text:p>
          <text:list>
            <text:list-item>
              <text:p text:style-name="P66">Summary – </text:p>
            </text:list-item>
            <text:list-item>
              <text:p text:style-name="P66">Required Inputs – </text:p>
            </text:list-item>
          </text:list>
        </text:list-item>
        <text:list-item>
          <text:p text:style-name="P65">N2</text:p>
          <text:list>
            <text:list-item>
              <text:p text:style-name="P66">Summary – </text:p>
            </text:list-item>
            <text:list-item>
              <text:p text:style-name="P66">Required Inputs – </text:p>
            </text:list-item>
          </text:list>
        </text:list-item>
        <text:list-item>
          <text:p text:style-name="P65">imageFNO</text:p>
          <text:list>
            <text:list-item>
              <text:p text:style-name="P66">Summary – </text:p>
            </text:list-item>
            <text:list-item>
              <text:p text:style-name="P66">Required Inputs – </text:p>
            </text:list-item>
          </text:list>
        </text:list-item>
        <text:list-item>
          <text:p text:style-name="P65">pupil_mag</text:p>
          <text:list>
            <text:list-item>
              <text:p text:style-name="P66">Summary – </text:p>
            </text:list-item>
            <text:list-item>
              <text:p text:style-name="P66">Required Inputs – </text:p>
            </text:list-item>
          </text:list>
        </text:list-item>
        <text:list-item>
          <text:p text:style-name="P67">object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9:34:12.466590576</meta:creation-date>
    <dc:date>2017-08-13T11:55:22.251431727</dc:date>
    <meta:editing-duration>P22DT55M12S</meta:editing-duration>
    <meta:editing-cycles>166</meta:editing-cycles>
    <meta:generator>LibreOffice/5.1.6.2$Linux_X86_64 LibreOffice_project/10m0$Build-2</meta:generator>
    <meta:document-statistic meta:table-count="0" meta:image-count="0" meta:object-count="0" meta:page-count="4" meta:paragraph-count="148" meta:word-count="874" meta:character-count="5334" meta:non-whitespace-character-count="4677"/>
  </office:meta>
</office:document-meta>
</file>